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margin-left="0cm" fo:margin-right="0cm" fo:text-indent="0cm" style:auto-text-indent="false"/>
      <style:text-properties style:font-name="Arial" fo:font-size="13pt" style:font-size-asian="13pt" style:font-size-complex="13pt"/>
    </style:style>
    <style:style style:name="T1" style:family="text">
      <style:text-properties fo:font-variant="normal" fo:text-transform="none" fo:color="#222222" style:font-name="arial" fo:font-size="8.19999980926514pt" fo:letter-spacing="normal" fo:font-style="normal" fo:font-weight="normal"/>
    </style:style>
    <style:style style:name="T2" style:family="text">
      <style:text-properties fo:font-variant="normal" fo:text-transform="none" fo:color="#222222" fo:font-size="8.19999980926514pt" fo:letter-spacing="normal" fo:font-style="normal" fo:font-weight="normal"/>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22222" style:text-position="super 58%"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3">TBL AGM Minutes 23</text:span><text:span text:style-name="T4">rd</text:span><text:span text:style-name="T3"> July 2013</text:span></text:h>
      <text:p text:style-name="P2"><text:span text:style-name="T3"/></text:p>
      <text:p text:style-name="P2"><text:span text:style-name="T3">1)  The current committee officially stood down and new officers of the league were voted in. None of the nominations were contested and the officers of the league for the 2013/14 season will be:</text:span><text:line-break/><text:line-break/><text:span text:style-name="T3">Chairman - Nigel Clack</text:span><text:line-break/><text:span text:style-name="T3">Treasurer - Richard Baister</text:span><text:line-break/><text:span text:style-name="T3">League Administrator - Howard Leighton</text:span><text:line-break/><text:span text:style-name="T3">Junior Development - Steve Butler</text:span><text:line-break/><text:line-break/><text:span text:style-name="T3">Phil Hale will continue in his role running the website.</text:span><text:line-break/><text:line-break/><text:line-break/><text:span text:style-name="T3">2)  A main issue last season was sourcing of referees.  Howard Leighton will handle refereeing appointments, fixtures and registrations in his role as League Administrator and has a panel of referees ready and willing to provide their services.  We hope that this will remove a burden for many teams this coming season.</text:span><text:line-break/><text:line-break/><text:span text:style-name="T3">3)  The CVL format was popular, with the notion that this will run two evenings of each week at locations in the Teesside area.   Each evening would accommodate two games, between 7pm and 10pm (approx.) and the aim would be to provide each team with 3/4 games per month, depending upon how many teams confirm entry into the league.  This would address a second issue of lack of games.   It will also lower the barriers for entry into the league for new, smaller clubs, because it would not be strictly necessary for teams to have their own court (although this would obviously be desirable for practices etc).   Pricing is expected to be £30 - £35 per team per game.   Given that this includes referees, table officials, court hire etc it is significantly cheaper versus the traditional model.</text:span><text:line-break/><text:line-break/><text:span text:style-name="T3">A junior CVL would be run by Steve Butler approximately every six weeks and there is reportedly very strong appetite for this.  This would run at weekends and would be entirely separate to the senior CVL format.</text:span><text:line-break/><text:line-break/><text:span text:style-name="T3">4)  The next step is for the officers of the league to meet and pull together the details around the above proposal, then circulate these to the league.   It is intended that this meeting take place within the next week or so.   Howard Leighton will then contact all teams directly to prepare for the registrations process and meeting.</text:span><text:line-break/><text:line-break/><text:span text:style-name="T3">It was suggested that the league begin at the end of September, so Howard advises that registrations will take place at the end of August/early September.</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 Hale</meta:initial-creator>
    <meta:creation-date>2013-07-24T21:14:58</meta:creation-date>
    <meta:document-statistic meta:table-count="0" meta:image-count="0" meta:object-count="0" meta:page-count="1" meta:paragraph-count="2" meta:word-count="378" meta:character-count="2232"/>
    <dc:date>2013-07-24T21:20:25</dc:date>
    <dc:creator>Phil Hale</dc:creator>
    <meta:editing-duration>PT5M34S</meta:editing-duration>
    <meta:editing-cycles>1</meta:editing-cycles>
    <meta:generator>OpenOffice.org/3.3$Unix OpenOffice.org_project/330m20$Build-9567</meta:generator>
  </office:meta>
</office:document-meta>
</file>